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091in" svg:height="6.0441in" svg:x="6.9161in" svg:y="1.2839in">
            <draw:object draw:notify-on-update-of-ranges="Sheet1.B5:Sheet1.B5 Sheet1.B6:Sheet1.B65 Sheet1.C5:Sheet1.C5 Sheet1.C6:Sheet1.C65 Sheet1.B5:Sheet1.B5 Sheet1.B6:Sheet1.B65 Sheet1.D5:Sheet1.D5 Sheet1.D6:Sheet1.D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2" table:default-cell-style-name="Default"/>
        <table:table-row table:style-name="ro1">
          <table:table-cell table:style-name="ce1"/>
          <table:table-cell table:number-columns-repeated="61"/>
        </table:table-row>
        <table:table-row table:style-name="ro1" table:number-rows-repeated="3">
          <table:table-cell/>
          <table:table-cell table:style-name="ce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180/PI()*[.D15]" office:value-type="float" office:value="-11.4591559026165" calcext:value-type="float">
            <text:p>-11.4591559026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180/PI()*[.D16]" office:value-type="float" office:value="-22.9183118052329" calcext:value-type="float">
            <text:p>-22.9183118052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17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18]" office:value-type="float" office:value="5.72957795130823" calcext:value-type="float">
            <text:p>5.7295779513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19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-0.2" calcext:value-type="float">
            <text:p>-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20]" office:value-type="float" office:value="22.9183118052329" calcext:value-type="float">
            <text:p>22.918311805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21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3" calcext:value-type="float">
            <text:p>-0.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26]" office:value-type="float" office:value="5.72957795130823" calcext:value-type="float">
            <text:p>5.729577951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27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180/PI()*[.D28]" office:value-type="float" office:value="17.1887338539247" calcext:value-type="float">
            <text:p>17.1887338539</text:p>
          </table:table-cell>
          <table:table-cell table:number-columns-repeated="56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29]" office:value-type="float" office:value="22.9183118052329" calcext:value-type="float">
            <text:p>22.918311805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31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6" calcext:value-type="float">
            <text:p>-0.6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" calcext:value-type="float">
            <text:p>-0.7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36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37]" office:value-type="float" office:value="22.9183118052329" calcext:value-type="float">
            <text:p>22.918311805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180/PI()*[.D38]" office:value-type="float" office:value="34.3774677078494" calcext:value-type="float">
            <text:p>34.3774677078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180/PI()*[.D39]" office:value-type="float" office:value="40.1070456591576" calcext:value-type="float">
            <text:p>40.107045659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40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42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3" calcext:value-type="float">
            <text:p>-0.3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47]" office:value-type="float" office:value="5.72957795130823" calcext:value-type="float">
            <text:p>5.729577951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48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180/PI()*[.D49]" office:value-type="float" office:value="17.1887338539247" calcext:value-type="float">
            <text:p>17.1887338539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50]" office:value-type="float" office:value="22.9183118052329" calcext:value-type="float">
            <text:p>22.9183118052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180/PI()*[.D51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-0.4" calcext:value-type="float">
            <text:p>-0.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55]" office:value-type="float" office:value="5.72957795130823" calcext:value-type="float">
            <text:p>5.729577951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56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180/PI()*[.D57]" office:value-type="float" office:value="22.9183118052329" calcext:value-type="float">
            <text:p>22.9183118052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58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-0.2" calcext:value-type="float">
            <text:p>-0.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180/PI()*[.D61]" office:value-type="float" office:value="5.72957795130823" calcext:value-type="float">
            <text:p>5.7295779513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180/PI()*[.D62]" office:value-type="float" office:value="11.4591559026165" calcext:value-type="float">
            <text:p>11.459155902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3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4]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formula="of:=180/PI()*[.D65]" office:value-type="float" office:value="0" calcext:value-type="float">
            <text:p>0</text:p>
          </table:table-cell>
          <table:table-cell table:number-columns-repeated="56"/>
        </table:table-row>
        <table:table-row table:style-name="ro1" table:number-rows-repeated="4"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add values at x=0</text:p>
          </table:table-cell>
          <table:table-cell table:number-columns-repeated="59"/>
        </table:table-row>
        <table:table-row table:style-name="ro1" table:number-rows-repeated="7">
          <table:table-cell table:number-columns-repeated="6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0.4" calcext:value-type="float">
            <text:p>-0.4</text:p>
          </table:table-cell>
          <table:table-cell table:number-columns-repeated="5" office:value-type="float" office:value="-0.3" calcext:value-type="float">
            <text:p>-0.3</text:p>
          </table:table-cell>
          <table:table-cell table:number-columns-repeated="7" table:style-name="ce1" office:value-type="float" office:value="-0.2" calcext:value-type="float">
            <text:p>-0.2</text:p>
          </table:table-cell>
          <table:table-cell table:number-columns-repeated="9" office:value-type="float" office:value="-0.1" calcext:value-type="float">
            <text:p>-0.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6" office:value-type="float" office:value="0.2" calcext:value-type="float">
            <text:p>0.2</text:p>
          </table:table-cell>
          <table:table-cell table:number-columns-repeated="5"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1" office:value-type="float" office:value="0.25" calcext:value-type="float">
            <text:p>0.2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2"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9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.25" calcext:value-type="float">
            <text:p>0.25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4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float" office:value="-0.7" calcext:value-type="float">
            <text:p>-0.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B5:Sheet1.D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1:04:29.674068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yak Jagtap</meta:initial-creator>
    <meta:creation-date>2017-03-12T21:10:23.548477846</meta:creation-date>
    <dc:date>2017-03-15T23:26:14.137950936</dc:date>
    <dc:creator>Vinayak Jagtap</dc:creator>
    <meta:editing-duration>PT2H37M54S</meta:editing-duration>
    <meta:editing-cycles>4</meta:editing-cycles>
    <meta:generator>LibreOffice/4.2.8.2$Linux_X86_64 LibreOffice_project/420m0$Build-2</meta:generator>
    <meta:document-statistic meta:table-count="1" meta:cell-count="399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cm" svg:height="15.353cm" xlink:href=".." xlink:type="simple" chart:class="chart:scatter" chart:style-name="ch1">
        <chart:legend chart:legend-position="end" svg:x="22.378cm" svg:y="7.128cm" style:legend-expansion="high" chart:style-name="ch2"/>
        <chart:plot-area chart:style-name="ch3" table:cell-range-address="Sheet1.B5:Sheet1.D65" chart:data-source-has-labels="row" svg:x="0.478cm" svg:y="0.307cm" svg:width="21.422cm" svg:height="14.739cm">
          <chartooo:coordinate-region svg:x="0.769cm" svg:y="0.506cm" svg:width="20.891cm" svg:height="14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65" chart:label-cell-address="Sheet1.C5:Sheet1.C5" chart:class="chart:scatter">
            <chart:domain table:cell-range-address="Sheet1.B6:Sheet1.B65"/>
            <chart:data-point chart:repeated="60"/>
          </chart:series>
          <chart:series chart:style-name="ch7" chart:values-cell-range-address="Sheet1.D6:Sheet1.D65" chart:label-cell-address="Sheet1.D5:Sheet1.D5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5:Sheet1.C5</svg:desc>
                </draw:g>
              </table:table-cell>
              <table:table-cell office:value-type="string">
                <text:p>theta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Sheet1.B6:Sheet1.B65</svg:desc>
                </draw:g>
              </table:table-cell>
              <table:table-cell office:value-type="float" office:value="0.25">
                <text:p>0.25</text:p>
                <draw:g>
                  <svg:desc>Sheet1.C6:Sheet1.C65</svg:desc>
                </draw:g>
              </table:table-cell>
              <table:table-cell office:value-type="float" office:value="0">
                <text:p>0</text:p>
                <draw:g>
                  <svg:desc>Sheet1.D6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">
                <text:p>-0.3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">
                <text:p>-0.3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">
                <text:p>-0.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">
                <text:p>-0.3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">
                <text:p>-0.2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">
                <text:p>-0.1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">
                <text:p>0.3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